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13da3" officeooo:paragraph-rsid="00113da3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13da3" officeooo:paragraph-rsid="00113da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3da3" officeooo:paragraph-rsid="00113da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4904" officeooo:paragraph-rsid="0014490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a9f3" officeooo:paragraph-rsid="0015a9f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13da3" officeooo:paragraph-rsid="00113da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44904" officeooo:paragraph-rsid="00144904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weight="bold" officeooo:rsid="00113da3" officeooo:paragraph-rsid="00113da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a8837" officeooo:paragraph-rsid="001a8837" style:font-size-asian="10.5pt" style:font-weight-asian="normal" style:font-size-complex="12pt" style:font-weight-complex="normal"/>
    </style:style>
    <style:style style:name="T1" style:family="text">
      <style:text-properties officeooo:rsid="0018bf96"/>
    </style:style>
    <style:style style:name="T2" style:family="text">
      <style:text-properties officeooo:rsid="001ad3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iri Chow (#40003396)</text:p>
      <text:p text:style-name="P9">COMP 479</text:p>
      <text:p text:style-name="P9">Fall ‘20</text:p>
      <text:p text:style-name="P1"/>
      <text:p text:style-name="P2">Project #1</text:p>
      <text:p text:style-name="P3"/>
      <text:p text:style-name="P8">Using Python3</text:p>
      <text:p text:style-name="P3"/>
      <text:p text:style-name="P7">Step #1 – Reading the Reuter’s collection</text:p>
      <text:p text:style-name="P7">(block-1-reader.py)</text:p>
      <text:p text:style-name="P4"/>
      <text:p text:style-name="P5">Corpus’ path: reuters21578</text:p>
      <text:p text:style-name="P6"/>
      <text:p text:style-name="P5">No JSON file: python3 ./block-1-reader.py --path reuters21578</text:p>
      <text:p text:style-name="P5">JSON file: python3 ./block-1-reader.py --path reuters21578 -o block1.json</text:p>
      <text:p text:style-name="P10"/>
      <text:p text:style-name="P10">- <text:span text:style-name="T2">block1.json: Contains all SGM(000 –&gt; 021) data as a string.</text:span></text:p>
      <text:p text:style-name="P10">- <text:span text:style-name="T1">Changing directory to /reuters21578 to scan for .sgm files.</text:span></text:p>
      <text:p text:style-name="P10">- open(file_name,'r', errors='ignore'): <text:span text:style-name="T1">Opening files but set errors parameter to ignore due to unicode issue in sgm17.</text:span></text:p>
      <text:p text:style-name="P12">Error: </text:p>
      <text:p text:style-name="P12">UnicodeDecodeError: 'utf-8' codec can't decode byte 0xfc in position 1519554: invalid start byte</text:p>
      <text:p text:style-name="P12"/>
      <text:p text:style-name="P4"/>
      <text:p text:style-name="P7">Step #2 – Extracting the raw text of each article from the corpus </text:p>
      <text:p text:style-name="P7">(block-2-document-segmenter.py &amp; block-3-extractor.py)</text:p>
      <text:p text:style-name="P4"/>
      <text:p text:style-name="P4"/>
      <text:p text:style-name="P4"/>
      <text:p text:style-name="P4"/>
      <text:p text:style-name="P4"/>
      <text:p text:style-name="P4"/>
      <text:p text:style-name="P7">Step #3 – Tokenise</text:p>
      <text:p text:style-name="P7">(block-4-tokeniser.py)</text:p>
      <text:p text:style-name="P4"/>
      <text:p text:style-name="P4"/>
      <text:p text:style-name="P4"/>
      <text:p text:style-name="P4"/>
      <text:p text:style-name="P4"/>
      <text:p text:style-name="P4"/>
      <text:p text:style-name="P7">Step #4 – Making all text lowercase</text:p>
      <text:p text:style-name="P7">(block-4-tokeniser.py)</text:p>
      <text:p text:style-name="P4"/>
      <text:p text:style-name="P4"/>
      <text:p text:style-name="P4"/>
      <text:p text:style-name="P4"/>
      <text:p text:style-name="P4"/>
      <text:p text:style-name="P7">Step #5 – Apply Porter Stemmer</text:p>
      <text:p text:style-name="P7">(block-5-stemmer.py)</text:p>
      <text:p text:style-name="P4"/>
      <text:p text:style-name="P4"/>
      <text:p text:style-name="P4"/>
      <text:p text:style-name="P4"><text:soft-page-break/></text:p>
      <text:p text:style-name="P7">Step #6 – Given a list of stop words, remove those stop words from text.</text:p>
      <text:p text:style-name="P7">(block-6-stopwords-removal.py)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35:03.152842894</meta:creation-date>
    <dc:date>2020-09-26T11:11:47.326055398</dc:date>
    <meta:editing-duration>PT1H39M43S</meta:editing-duration>
    <meta:editing-cycles>8</meta:editing-cycles>
    <meta:generator>LibreOffice/7.0.0.3$MacOSX_X86_64 LibreOffice_project/8061b3e9204bef6b321a21033174034a5e2ea88e</meta:generator>
    <meta:document-statistic meta:table-count="0" meta:image-count="0" meta:object-count="0" meta:page-count="2" meta:paragraph-count="25" meta:word-count="137" meta:character-count="993" meta:non-whitespace-character-count="875"/>
  </office:meta>
</office:document-meta>
</file>